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nchmarkData.fill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MediaTypeBenchmark.parseAllMediaTypes( BenchmarkData data , Blackhole b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diaTypeBenchmark.parseSomeMediaTypes( BenchmarkData data , Blackhole b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